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12.183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d_best_pattern_element_wise" table:style-name="ta1">
        <table:shapes>
          <draw:frame draw:z-index="0" draw:style-name="gr1" draw:text-style-name="P1" svg:width="15.999cm" svg:height="8.999cm" svg:x="25.751cm" svg:y="2.437cm">
            <draw:object draw:notify-on-update-of-ranges="find_best_pattern_element_wise.C3:find_best_pattern_element_wise.C18 find_best_pattern_element_wise.C21:find_best_pattern_element_wise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18:04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8950494384766" calcext:value-type="float">
            <text:p>-72,8950494384766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5913115310669" calcext:value-type="float">
            <text:p>-77,5913115310669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3518202209473" calcext:value-type="float">
            <text:p>-83,3518202209473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f0e000000000000000000000000000000000000000000000000</text:p>
          </table:table-cell>
          <table:table-cell office:value-type="float" office:value="-105.276129798889" calcext:value-type="float">
            <text:p>-105,276129798889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f0e000000000000000000000000000000000000000000000000</text:p>
          </table:table-cell>
          <table:table-cell office:value-type="float" office:value="-105.276129798889" calcext:value-type="float">
            <text:p>-105,276129798889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f0e000080000000000000000000000000000000000000000000</text:p>
          </table:table-cell>
          <table:table-cell office:value-type="float" office:value="-105.317496910095" calcext:value-type="float">
            <text:p>-105,317496910095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f0e000080000000000000000000000000000000000000000000</text:p>
          </table:table-cell>
          <table:table-cell office:value-type="float" office:value="-105.317496910095" calcext:value-type="float">
            <text:p>-105,317496910095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f0e000080000000000000000000000000000000000000000000</text:p>
          </table:table-cell>
          <table:table-cell office:value-type="float" office:value="-105.317496910095" calcext:value-type="float">
            <text:p>-105,317496910095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f0e000080000000000000000000000000000000000000000000</text:p>
          </table:table-cell>
          <table:table-cell office:value-type="float" office:value="-105.317496910095" calcext:value-type="float">
            <text:p>-105,317496910095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f0e000080000000000000000004000000000000000000000000</text:p>
          </table:table-cell>
          <table:table-cell office:value-type="float" office:value="-106.051026725769" calcext:value-type="float">
            <text:p>-106,051026725769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18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3000000000000000000000000000000000000000000000000000000000000</text:p>
          </table:table-cell>
          <table:table-cell office:value-type="float" office:value="-68.0106788635254" calcext:value-type="float">
            <text:p>-68,0106788635254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387c700000000000000000000000000000000000000000000000000000000</text:p>
          </table:table-cell>
          <table:table-cell office:value-type="float" office:value="-66.1514456558228" calcext:value-type="float">
            <text:p>-66,1514456558228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387c787c70000000000000000000000000000000000000000000000000000</text:p>
          </table:table-cell>
          <table:table-cell office:value-type="float" office:value="-64.9872013092041" calcext:value-type="float">
            <text:p>-64,9872013092041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387c787c783c3000000000000000000000000000000000000000000000000</text:p>
          </table:table-cell>
          <table:table-cell office:value-type="float" office:value="-63.8980603790283" calcext:value-type="float">
            <text:p>-63,8980603790283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387c787c783c387c700000000000000000000000000000000000000000000</text:p>
          </table:table-cell>
          <table:table-cell office:value-type="float" office:value="-63.0775837516785" calcext:value-type="float">
            <text:p>-63,0775837516785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387c787c783c387c703c70000000000000000000000000000000000000000</text:p>
          </table:table-cell>
          <table:table-cell office:value-type="float" office:value="-62.3236621284485" calcext:value-type="float">
            <text:p>-62,3236621284485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387c787c783c387c703c707c7000000000000000000000000000000000000</text:p>
          </table:table-cell>
          <table:table-cell office:value-type="float" office:value="-61.2671857070923" calcext:value-type="float">
            <text:p>-61,2671857070923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387c787c783c387c703c707c707c700000000000000000000000000000000</text:p>
          </table:table-cell>
          <table:table-cell office:value-type="float" office:value="-60.5969149017334" calcext:value-type="float">
            <text:p>-60,5969149017334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387c787c783c387c703c707c707c703c30000000000000000000000000000</text:p>
          </table:table-cell>
          <table:table-cell office:value-type="float" office:value="-60.0995787811279" calcext:value-type="float">
            <text:p>-60,0995787811279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387c787c783c387c703c707c707c703c307c7000000000000000000000000</text:p>
          </table:table-cell>
          <table:table-cell office:value-type="float" office:value="-59.5270970344543" calcext:value-type="float">
            <text:p>-59,5270970344543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387c787c783c387c703c707c707c703c307c7078f00000000000000000000</text:p>
          </table:table-cell>
          <table:table-cell office:value-type="float" office:value="-58.8968907546997" calcext:value-type="float">
            <text:p>-58,8968907546997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387c787c783c387c703c707c707c703c307c7078f0f870000000000000000</text:p>
          </table:table-cell>
          <table:table-cell office:value-type="float" office:value="-58.2964994239807" calcext:value-type="float">
            <text:p>-58,2964994239807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387c787c783c387c703c707c707c703c307c7078f0f87038f000000000000</text:p>
          </table:table-cell>
          <table:table-cell office:value-type="float" office:value="-57.9631936454773" calcext:value-type="float">
            <text:p>-57,9631936454773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387c787c783c387c703c707c707c703c307c7078f0f87038f1f8f00000000</text:p>
          </table:table-cell>
          <table:table-cell office:value-type="float" office:value="-57.5750877189636" calcext:value-type="float">
            <text:p>-57,5750877189636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387c787c783c387c703c707c707c703c307c7078f0f87038f1f8f0f8f0000</text:p>
          </table:table-cell>
          <table:table-cell office:value-type="float" office:value="-57.0345047569275" calcext:value-type="float">
            <text:p>-57,0345047569275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387c787c783c387c703c707c707c703c307c7078f0f87038f1f8f0f8f0787</text:p>
          </table:table-cell>
          <table:table-cell office:value-type="float" office:value="-56.5418048667908" calcext:value-type="float">
            <text:p>-56,5418048667908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19:14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8271117401123" calcext:value-type="float">
            <text:p>-72,8271117401123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5457762145996" calcext:value-type="float">
            <text:p>-77,5457762145996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4511223602295" calcext:value-type="float">
            <text:p>-83,4511223602295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4.827479858398" calcext:value-type="float">
            <text:p>-104,827479858398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4.827479858398" calcext:value-type="float">
            <text:p>-104,827479858398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04792930603" calcext:value-type="float">
            <text:p>-107,04792930603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7.691912269592" calcext:value-type="float">
            <text:p>-107,691912269592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7.691912269592" calcext:value-type="float">
            <text:p>-107,691912269592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7.691912269592" calcext:value-type="float">
            <text:p>-107,691912269592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19:15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680062866211" calcext:value-type="float">
            <text:p>-68,0680062866211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3830946350098" calcext:value-type="float">
            <text:p>-66,3830946350098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5.078989906311" calcext:value-type="float">
            <text:p>-65,078989906311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4.0499529647827" calcext:value-type="float">
            <text:p>-64,0499529647827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831070709229" calcext:value-type="float">
            <text:p>-63,1831070709229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4032690811157" calcext:value-type="float">
            <text:p>-62,4032690811157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84011554718" calcext:value-type="float">
            <text:p>-61,384011554718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6620526504517" calcext:value-type="float">
            <text:p>-60,6620526504517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1348463249207" calcext:value-type="float">
            <text:p>-60,1348463249207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659787940979" calcext:value-type="float">
            <text:p>-59,5659787940979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9339224052429" calcext:value-type="float">
            <text:p>-58,9339224052429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f0000000000000000</text:p>
          </table:table-cell>
          <table:table-cell office:value-type="float" office:value="-58.3449765968323" calcext:value-type="float">
            <text:p>-58,3449765968323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f0787000000000000</text:p>
          </table:table-cell>
          <table:table-cell office:value-type="float" office:value="-58.0252342414856" calcext:value-type="float">
            <text:p>-58,0252342414856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f07871f8f00000000</text:p>
          </table:table-cell>
          <table:table-cell office:value-type="float" office:value="-57.6400053215027" calcext:value-type="float">
            <text:p>-57,6400053215027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f07871f8f0f0f0000</text:p>
          </table:table-cell>
          <table:table-cell office:value-type="float" office:value="-57.102287940979" calcext:value-type="float">
            <text:p>-57,102287940979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f07871f8f0f0f0787</text:p>
          </table:table-cell>
          <table:table-cell office:value-type="float" office:value="-56.6486966705322" calcext:value-type="float">
            <text:p>-56,6486966705322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0:24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830936050415" calcext:value-type="float">
            <text:p>-72,830936050415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529958076477" calcext:value-type="float">
            <text:p>-77,529958076477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4011608123779" calcext:value-type="float">
            <text:p>-83,4011608123779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4.554203453064" calcext:value-type="float">
            <text:p>-104,554203453064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4.554203453064" calcext:value-type="float">
            <text:p>-104,554203453064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f16000080000000000000000000000000000000000000000000</text:p>
          </table:table-cell>
          <table:table-cell office:value-type="float" office:value="-105.180334625244" calcext:value-type="float">
            <text:p>-105,180334625244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f16000080000000000000000000000000000000000000000000</text:p>
          </table:table-cell>
          <table:table-cell office:value-type="float" office:value="-105.180334625244" calcext:value-type="float">
            <text:p>-105,180334625244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f16000080000000000000000000000000000000000000000000</text:p>
          </table:table-cell>
          <table:table-cell office:value-type="float" office:value="-105.180334625244" calcext:value-type="float">
            <text:p>-105,180334625244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f16000080000000000000000000000000000000000000000000</text:p>
          </table:table-cell>
          <table:table-cell office:value-type="float" office:value="-105.180334625244" calcext:value-type="float">
            <text:p>-105,180334625244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f16000080000000000000000008000000000000000000000000</text:p>
          </table:table-cell>
          <table:table-cell office:value-type="float" office:value="-107.137190971375" calcext:value-type="float">
            <text:p>-107,137190971375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f16000080000000000000000008000000000000000000000000</text:p>
          </table:table-cell>
          <table:table-cell office:value-type="float" office:value="-107.137190971375" calcext:value-type="float">
            <text:p>-107,137190971375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f16000080000000000000000008000000000000000000000000</text:p>
          </table:table-cell>
          <table:table-cell office:value-type="float" office:value="-107.137190971375" calcext:value-type="float">
            <text:p>-107,137190971375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f16000080000000000000000008000000000000000000000000</text:p>
          </table:table-cell>
          <table:table-cell office:value-type="float" office:value="-107.137190971375" calcext:value-type="float">
            <text:p>-107,137190971375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f16000080000000000000000008000000000000000200000000</text:p>
          </table:table-cell>
          <table:table-cell office:value-type="float" office:value="-109.095405235291" calcext:value-type="float">
            <text:p>-109,095405235291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f16000080000000000000000008000000000000000200000000</text:p>
          </table:table-cell>
          <table:table-cell office:value-type="float" office:value="-109.095405235291" calcext:value-type="float">
            <text:p>-109,095405235291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f16000080000000000000000008000000000000000200000000</text:p>
          </table:table-cell>
          <table:table-cell office:value-type="float" office:value="-109.095405235291" calcext:value-type="float">
            <text:p>-109,095405235291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0:25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574362564087" calcext:value-type="float">
            <text:p>-68,0574362564087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3624338150025" calcext:value-type="float">
            <text:p>-66,3624338150025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5.0661696624756" calcext:value-type="float">
            <text:p>-65,0661696624756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4.0376142120361" calcext:value-type="float">
            <text:p>-64,0376142120361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687355041504" calcext:value-type="float">
            <text:p>-63,1687355041504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3856074333191" calcext:value-type="float">
            <text:p>-62,3856074333191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666469955444" calcext:value-type="float">
            <text:p>-61,3666469955444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6460947036743" calcext:value-type="float">
            <text:p>-60,6460947036743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1215520858765" calcext:value-type="float">
            <text:p>-60,1215520858765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575750160217" calcext:value-type="float">
            <text:p>-59,5575750160217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9188294410706" calcext:value-type="float">
            <text:p>-58,9188294410706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f0000000000000000</text:p>
          </table:table-cell>
          <table:table-cell office:value-type="float" office:value="-58.3301010513306" calcext:value-type="float">
            <text:p>-58,3301010513306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f0787000000000000</text:p>
          </table:table-cell>
          <table:table-cell office:value-type="float" office:value="-58.0070311164856" calcext:value-type="float">
            <text:p>-58,0070311164856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f07871f8f00000000</text:p>
          </table:table-cell>
          <table:table-cell office:value-type="float" office:value="-57.6228478622437" calcext:value-type="float">
            <text:p>-57,6228478622437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f07871f8f0f8f0000</text:p>
          </table:table-cell>
          <table:table-cell office:value-type="float" office:value="-57.0845761871338" calcext:value-type="float">
            <text:p>-57,0845761871338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f07871f8f0f8f0f87</text:p>
          </table:table-cell>
          <table:table-cell office:value-type="float" office:value="-56.5994213104248" calcext:value-type="float">
            <text:p>-56,5994213104248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1:34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7803952789307" calcext:value-type="float">
            <text:p>-72,7803952789307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4552387237549" calcext:value-type="float">
            <text:p>-77,4552387237549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3949374389649" calcext:value-type="float">
            <text:p>-83,3949374389649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e06000000000000000000000000000000000000000000000000</text:p>
          </table:table-cell>
          <table:table-cell office:value-type="float" office:value="-103.296261940002" calcext:value-type="float">
            <text:p>-103,296261940002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e06000000000000000000000000000000000000000000000000</text:p>
          </table:table-cell>
          <table:table-cell office:value-type="float" office:value="-103.296261940002" calcext:value-type="float">
            <text:p>-103,296261940002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359587631226" calcext:value-type="float">
            <text:p>-106,359587631226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e06000040000000000000000000000000000000100000000000</text:p>
          </table:table-cell>
          <table:table-cell office:value-type="float" office:value="-107.618674659729" calcext:value-type="float">
            <text:p>-107,618674659729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e06000040000000000000000000000000000000100000000000</text:p>
          </table:table-cell>
          <table:table-cell office:value-type="float" office:value="-107.618674659729" calcext:value-type="float">
            <text:p>-107,618674659729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e06000040000000000000000000000000000000100000000000</text:p>
          </table:table-cell>
          <table:table-cell office:value-type="float" office:value="-107.618674659729" calcext:value-type="float">
            <text:p>-107,618674659729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1:35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322898101807" calcext:value-type="float">
            <text:p>-68,0322898101807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3448444747925" calcext:value-type="float">
            <text:p>-66,3448444747925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5.0467483901978" calcext:value-type="float">
            <text:p>-65,0467483901978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4.0152126121521" calcext:value-type="float">
            <text:p>-64,0152126121521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52654132843" calcext:value-type="float">
            <text:p>-63,152654132843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3747402572632" calcext:value-type="float">
            <text:p>-62,3747402572632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518372344971" calcext:value-type="float">
            <text:p>-61,3518372344971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6333087539673" calcext:value-type="float">
            <text:p>-60,6333087539673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1109916687012" calcext:value-type="float">
            <text:p>-60,1109916687012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441592216492" calcext:value-type="float">
            <text:p>-59,5441592216492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9123488426209" calcext:value-type="float">
            <text:p>-58,9123488426209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f0000000000000000</text:p>
          </table:table-cell>
          <table:table-cell office:value-type="float" office:value="-58.3178420448303" calcext:value-type="float">
            <text:p>-58,3178420448303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f0787000000000000</text:p>
          </table:table-cell>
          <table:table-cell office:value-type="float" office:value="-57.9941989326477" calcext:value-type="float">
            <text:p>-57,9941989326477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f07871f8f00000000</text:p>
          </table:table-cell>
          <table:table-cell office:value-type="float" office:value="-57.6129889297485" calcext:value-type="float">
            <text:p>-57,6129889297485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f07871f8f0f0f0000</text:p>
          </table:table-cell>
          <table:table-cell office:value-type="float" office:value="-57.0782735443115" calcext:value-type="float">
            <text:p>-57,0782735443115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f07871f8f0f0f0f87</text:p>
          </table:table-cell>
          <table:table-cell office:value-type="float" office:value="-56.6454811286926" calcext:value-type="float">
            <text:p>-56,6454811286926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2:45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8053739929199" calcext:value-type="float">
            <text:p>-72,8053739929199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4685594177246" calcext:value-type="float">
            <text:p>-77,4685594177246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4040334701538" calcext:value-type="float">
            <text:p>-83,4040334701538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4.510706939697" calcext:value-type="float">
            <text:p>-104,510706939697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4.510706939697" calcext:value-type="float">
            <text:p>-104,510706939697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486458969116" calcext:value-type="float">
            <text:p>-107,486458969116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7.736288833618" calcext:value-type="float">
            <text:p>-107,736288833618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7.736288833618" calcext:value-type="float">
            <text:p>-107,736288833618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7.736288833618" calcext:value-type="float">
            <text:p>-107,736288833618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2:46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462902450562" calcext:value-type="float">
            <text:p>-68,0462902450562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87c700000000000000000000000000000000000000000000000000000000</text:p>
          </table:table-cell>
          <table:table-cell office:value-type="float" office:value="-66.3861778640747" calcext:value-type="float">
            <text:p>-66,3861778640747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87c787c70000000000000000000000000000000000000000000000000000</text:p>
          </table:table-cell>
          <table:table-cell office:value-type="float" office:value="-65.1005995941162" calcext:value-type="float">
            <text:p>-65,1005995941162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87c787c783c3000000000000000000000000000000000000000000000000</text:p>
          </table:table-cell>
          <table:table-cell office:value-type="float" office:value="-63.9770748519898" calcext:value-type="float">
            <text:p>-63,9770748519898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87c787c783c387c700000000000000000000000000000000000000000000</text:p>
          </table:table-cell>
          <table:table-cell office:value-type="float" office:value="-63.167082118988" calcext:value-type="float">
            <text:p>-63,167082118988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87c787c783c387c703c70000000000000000000000000000000000000000</text:p>
          </table:table-cell>
          <table:table-cell office:value-type="float" office:value="-62.4316794013977" calcext:value-type="float">
            <text:p>-62,4316794013977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87c787c783c387c703c707c7000000000000000000000000000000000000</text:p>
          </table:table-cell>
          <table:table-cell office:value-type="float" office:value="-61.3289045906067" calcext:value-type="float">
            <text:p>-61,3289045906067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87c787c783c387c703c707c707c700000000000000000000000000000000</text:p>
          </table:table-cell>
          <table:table-cell office:value-type="float" office:value="-60.6209556388855" calcext:value-type="float">
            <text:p>-60,6209556388855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87c787c783c387c703c707c707c703c30000000000000000000000000000</text:p>
          </table:table-cell>
          <table:table-cell office:value-type="float" office:value="-60.1121340179443" calcext:value-type="float">
            <text:p>-60,1121340179443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87c787c783c387c703c707c707c703c307c7000000000000000000000000</text:p>
          </table:table-cell>
          <table:table-cell office:value-type="float" office:value="-59.5400424957275" calcext:value-type="float">
            <text:p>-59,5400424957275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87c787c783c387c703c707c707c703c307c7078f00000000000000000000</text:p>
          </table:table-cell>
          <table:table-cell office:value-type="float" office:value="-58.8995381736755" calcext:value-type="float">
            <text:p>-58,8995381736755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87c787c783c387c703c707c707c703c307c7078f0f8f0000000000000000</text:p>
          </table:table-cell>
          <table:table-cell office:value-type="float" office:value="-58.3330443763733" calcext:value-type="float">
            <text:p>-58,3330443763733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87c787c783c387c703c707c707c703c307c7078f0f8f0387000000000000</text:p>
          </table:table-cell>
          <table:table-cell office:value-type="float" office:value="-58.010913066864" calcext:value-type="float">
            <text:p>-58,010913066864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87c787c783c387c703c707c707c703c307c7078f0f8f03871f8f00000000</text:p>
          </table:table-cell>
          <table:table-cell office:value-type="float" office:value="-57.5567106056213" calcext:value-type="float">
            <text:p>-57,5567106056213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87c787c783c387c703c707c707c703c307c7078f0f8f03871f8f0f8f0000</text:p>
          </table:table-cell>
          <table:table-cell office:value-type="float" office:value="-57.0260247421265" calcext:value-type="float">
            <text:p>-57,0260247421265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87c787c783c387c703c707c707c703c307c7078f0f8f03871f8f0f8f0787</text:p>
          </table:table-cell>
          <table:table-cell office:value-type="float" office:value="-56.5455952453613" calcext:value-type="float">
            <text:p>-56,5455952453613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3:55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7610822296143" calcext:value-type="float">
            <text:p>-72,7610822296143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4372662353516" calcext:value-type="float">
            <text:p>-77,4372662353516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4003681945801" calcext:value-type="float">
            <text:p>-83,4003681945801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e06000000000000000000000000000000000000000000000000</text:p>
          </table:table-cell>
          <table:table-cell office:value-type="float" office:value="-103.858429679871" calcext:value-type="float">
            <text:p>-103,858429679871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e06000000000000000000000000000000000000000000000000</text:p>
          </table:table-cell>
          <table:table-cell office:value-type="float" office:value="-103.858429679871" calcext:value-type="float">
            <text:p>-103,858429679871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067363853455" calcext:value-type="float">
            <text:p>-106,067363853455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067363853455" calcext:value-type="float">
            <text:p>-106,067363853455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067363853455" calcext:value-type="float">
            <text:p>-106,067363853455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6.067363853455" calcext:value-type="float">
            <text:p>-106,067363853455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07974029541" calcext:value-type="float">
            <text:p>-106,07974029541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07974029541" calcext:value-type="float">
            <text:p>-106,07974029541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07974029541" calcext:value-type="float">
            <text:p>-106,07974029541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07974029541" calcext:value-type="float">
            <text:p>-106,07974029541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e06000040000000000000000008000000000000000200000000</text:p>
          </table:table-cell>
          <table:table-cell office:value-type="float" office:value="-112.990050315857" calcext:value-type="float">
            <text:p>-112,990050315857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e06000040000000000000000008000000000000000200000000</text:p>
          </table:table-cell>
          <table:table-cell office:value-type="float" office:value="-112.990050315857" calcext:value-type="float">
            <text:p>-112,990050315857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e06000040000000000000000008000000000000000200000000</text:p>
          </table:table-cell>
          <table:table-cell office:value-type="float" office:value="-112.990050315857" calcext:value-type="float">
            <text:p>-112,990050315857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2 23:56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277484893799" calcext:value-type="float">
            <text:p>-68,0277484893799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332798614502" calcext:value-type="float">
            <text:p>-66,332798614502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5.0378114318848" calcext:value-type="float">
            <text:p>-65,0378114318848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3.9975167274475" calcext:value-type="float">
            <text:p>-63,9975167274475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477707862854" calcext:value-type="float">
            <text:p>-63,1477707862854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3607144165039" calcext:value-type="float">
            <text:p>-62,3607144165039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397425460815" calcext:value-type="float">
            <text:p>-61,3397425460815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6212714958191" calcext:value-type="float">
            <text:p>-60,6212714958191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1006533813477" calcext:value-type="float">
            <text:p>-60,1006533813477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377162742615" calcext:value-type="float">
            <text:p>-59,5377162742615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8993635749817" calcext:value-type="float">
            <text:p>-58,8993635749817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f0000000000000000</text:p>
          </table:table-cell>
          <table:table-cell office:value-type="float" office:value="-58.3091366958618" calcext:value-type="float">
            <text:p>-58,3091366958618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f0787000000000000</text:p>
          </table:table-cell>
          <table:table-cell office:value-type="float" office:value="-57.9893906974793" calcext:value-type="float">
            <text:p>-57,9893906974793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f07871f8f00000000</text:p>
          </table:table-cell>
          <table:table-cell office:value-type="float" office:value="-57.6034253883362" calcext:value-type="float">
            <text:p>-57,6034253883362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f07871f8f0f0f0000</text:p>
          </table:table-cell>
          <table:table-cell office:value-type="float" office:value="-57.0656217193604" calcext:value-type="float">
            <text:p>-57,0656217193604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f07871f8f0f0f0787</text:p>
          </table:table-cell>
          <table:table-cell office:value-type="float" office:value="-56.6093594169617" calcext:value-type="float">
            <text:p>-56,6093594169617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1:05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8065458679199" calcext:value-type="float">
            <text:p>-72,8065458679199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46125" calcext:value-type="float">
            <text:p>-77,46125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3788988876343" calcext:value-type="float">
            <text:p>-83,3788988876343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5.472127990723" calcext:value-type="float">
            <text:p>-105,472127990723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f16000000000000000000000000000000000000000000000000</text:p>
          </table:table-cell>
          <table:table-cell office:value-type="float" office:value="-105.472127990723" calcext:value-type="float">
            <text:p>-105,472127990723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f16000040000000000000000000000000000000000000000000</text:p>
          </table:table-cell>
          <table:table-cell office:value-type="float" office:value="-107.308495559692" calcext:value-type="float">
            <text:p>-107,308495559692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8.117814407349" calcext:value-type="float">
            <text:p>-108,117814407349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8.117814407349" calcext:value-type="float">
            <text:p>-108,117814407349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f16000040000000000000000000000000000000100000000000</text:p>
          </table:table-cell>
          <table:table-cell office:value-type="float" office:value="-108.117814407349" calcext:value-type="float">
            <text:p>-108,117814407349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1:06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306340026856" calcext:value-type="float">
            <text:p>-68,0306340026856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340136680603" calcext:value-type="float">
            <text:p>-66,340136680603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5.0394290542603" calcext:value-type="float">
            <text:p>-65,0394290542603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4.0134784317017" calcext:value-type="float">
            <text:p>-64,0134784317017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412665557861" calcext:value-type="float">
            <text:p>-63,1412665557861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3697617149353" calcext:value-type="float">
            <text:p>-62,3697617149353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449253082275" calcext:value-type="float">
            <text:p>-61,3449253082275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6288580131531" calcext:value-type="float">
            <text:p>-60,6288580131531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1054145240784" calcext:value-type="float">
            <text:p>-60,1054145240784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356476020813" calcext:value-type="float">
            <text:p>-59,5356476020813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9058443832397" calcext:value-type="float">
            <text:p>-58,9058443832397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70000000000000000</text:p>
          </table:table-cell>
          <table:table-cell office:value-type="float" office:value="-58.2741673660278" calcext:value-type="float">
            <text:p>-58,2741673660278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7078f000000000000</text:p>
          </table:table-cell>
          <table:table-cell office:value-type="float" office:value="-57.9352987289429" calcext:value-type="float">
            <text:p>-57,9352987289429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7078f1f8f00000000</text:p>
          </table:table-cell>
          <table:table-cell office:value-type="float" office:value="-57.6119727897644" calcext:value-type="float">
            <text:p>-57,6119727897644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7078f1f8f0f8f0000</text:p>
          </table:table-cell>
          <table:table-cell office:value-type="float" office:value="-57.0658913040161" calcext:value-type="float">
            <text:p>-57,0658913040161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7078f1f8f0f8f0f87</text:p>
          </table:table-cell>
          <table:table-cell office:value-type="float" office:value="-56.5644939994812" calcext:value-type="float">
            <text:p>-56,5644939994812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2:16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7683380889893" calcext:value-type="float">
            <text:p>-72,7683380889893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4199953079224" calcext:value-type="float">
            <text:p>-77,4199953079224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358918838501" calcext:value-type="float">
            <text:p>-83,358918838501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e06000000000000000000000000000000000000000000000000</text:p>
          </table:table-cell>
          <table:table-cell office:value-type="float" office:value="-103.22678981781" calcext:value-type="float">
            <text:p>-103,22678981781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e06000000000000000000000000000000000000000000000000</text:p>
          </table:table-cell>
          <table:table-cell office:value-type="float" office:value="-103.22678981781" calcext:value-type="float">
            <text:p>-103,22678981781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5.933119163513" calcext:value-type="float">
            <text:p>-105,933119163513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5.933119163513" calcext:value-type="float">
            <text:p>-105,933119163513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5.933119163513" calcext:value-type="float">
            <text:p>-105,933119163513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e06000040000000000000000000000000000000000000000000</text:p>
          </table:table-cell>
          <table:table-cell office:value-type="float" office:value="-105.933119163513" calcext:value-type="float">
            <text:p>-105,933119163513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729642562866" calcext:value-type="float">
            <text:p>-106,729642562866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729642562866" calcext:value-type="float">
            <text:p>-106,729642562866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729642562866" calcext:value-type="float">
            <text:p>-106,729642562866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e06000040000000000000000008000000000000000000000000</text:p>
          </table:table-cell>
          <table:table-cell office:value-type="float" office:value="-106.729642562866" calcext:value-type="float">
            <text:p>-106,729642562866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e06000040000000000000000008000000000000000200000000</text:p>
          </table:table-cell>
          <table:table-cell office:value-type="float" office:value="-111.567021598816" calcext:value-type="float">
            <text:p>-111,567021598816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e06000040000000000000000008000000000000000200000000</text:p>
          </table:table-cell>
          <table:table-cell office:value-type="float" office:value="-111.567021598816" calcext:value-type="float">
            <text:p>-111,567021598816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e06000040000000000000000008000000000000000200000000</text:p>
          </table:table-cell>
          <table:table-cell office:value-type="float" office:value="-111.567021598816" calcext:value-type="float">
            <text:p>-111,567021598816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2:17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8.006010055542" calcext:value-type="float">
            <text:p>-68,006010055542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87c700000000000000000000000000000000000000000000000000000000</text:p>
          </table:table-cell>
          <table:table-cell office:value-type="float" office:value="-66.342820854187" calcext:value-type="float">
            <text:p>-66,342820854187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87c787c70000000000000000000000000000000000000000000000000000</text:p>
          </table:table-cell>
          <table:table-cell office:value-type="float" office:value="-65.0718724060059" calcext:value-type="float">
            <text:p>-65,0718724060059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87c787c783c3000000000000000000000000000000000000000000000000</text:p>
          </table:table-cell>
          <table:table-cell office:value-type="float" office:value="-63.9406982421875" calcext:value-type="float">
            <text:p>-63,9406982421875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87c787c783c387c700000000000000000000000000000000000000000000</text:p>
          </table:table-cell>
          <table:table-cell office:value-type="float" office:value="-63.1365399932861" calcext:value-type="float">
            <text:p>-63,1365399932861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87c787c783c387c703c70000000000000000000000000000000000000000</text:p>
          </table:table-cell>
          <table:table-cell office:value-type="float" office:value="-62.4033424186707" calcext:value-type="float">
            <text:p>-62,4033424186707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87c787c783c387c703c707c7000000000000000000000000000000000000</text:p>
          </table:table-cell>
          <table:table-cell office:value-type="float" office:value="-61.3022319793701" calcext:value-type="float">
            <text:p>-61,3022319793701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87c787c783c387c703c707c707c700000000000000000000000000000000</text:p>
          </table:table-cell>
          <table:table-cell office:value-type="float" office:value="-60.5903463363647" calcext:value-type="float">
            <text:p>-60,5903463363647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87c787c783c387c703c707c707c703c30000000000000000000000000000</text:p>
          </table:table-cell>
          <table:table-cell office:value-type="float" office:value="-60.0891026496887" calcext:value-type="float">
            <text:p>-60,0891026496887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87c787c783c387c703c707c707c703c307c7000000000000000000000000</text:p>
          </table:table-cell>
          <table:table-cell office:value-type="float" office:value="-59.52361120224" calcext:value-type="float">
            <text:p>-59,52361120224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87c787c783c387c703c707c707c703c307c7078f00000000000000000000</text:p>
          </table:table-cell>
          <table:table-cell office:value-type="float" office:value="-58.8765411949158" calcext:value-type="float">
            <text:p>-58,8765411949158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87c787c783c387c703c707c707c703c307c7078f0f870000000000000000</text:p>
          </table:table-cell>
          <table:table-cell office:value-type="float" office:value="-58.2677241134644" calcext:value-type="float">
            <text:p>-58,2677241134644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87c787c783c387c703c707c707c703c307c7078f0f87038f000000000000</text:p>
          </table:table-cell>
          <table:table-cell office:value-type="float" office:value="-57.9333264732361" calcext:value-type="float">
            <text:p>-57,9333264732361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87c787c783c387c703c707c707c703c307c7078f0f87038f1f8f00000000</text:p>
          </table:table-cell>
          <table:table-cell office:value-type="float" office:value="-57.5376774024963" calcext:value-type="float">
            <text:p>-57,5376774024963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87c787c783c387c703c707c707c703c307c7078f0f87038f1f8f0f8f0000</text:p>
          </table:table-cell>
          <table:table-cell office:value-type="float" office:value="-57.0033588790894" calcext:value-type="float">
            <text:p>-57,0033588790894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87c787c783c387c703c707c707c703c307c7078f0f87038f1f8f0f8f0787</text:p>
          </table:table-cell>
          <table:table-cell office:value-type="float" office:value="-56.5026396369934" calcext:value-type="float">
            <text:p>-56,5026396369934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3:2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7374657058716" calcext:value-type="float">
            <text:p>-72,7374657058716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3748448562622" calcext:value-type="float">
            <text:p>-77,3748448562622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3652177429199" calcext:value-type="float">
            <text:p>-83,3652177429199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e0e000000000000000000000000000000000000000000000000</text:p>
          </table:table-cell>
          <table:table-cell office:value-type="float" office:value="-101.862195739746" calcext:value-type="float">
            <text:p>-101,862195739746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e0e000100000000000000000000000000000000000000000000</text:p>
          </table:table-cell>
          <table:table-cell office:value-type="float" office:value="-105.645300445557" calcext:value-type="float">
            <text:p>-105,645300445557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e0e000100000000000000000000000000000000000000000000</text:p>
          </table:table-cell>
          <table:table-cell office:value-type="float" office:value="-105.645300445557" calcext:value-type="float">
            <text:p>-105,645300445557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066412582397" calcext:value-type="float">
            <text:p>-107,066412582397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3:27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7.9800109863281" calcext:value-type="float">
            <text:p>-67,9800109863281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2996393966675" calcext:value-type="float">
            <text:p>-66,2996393966675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5.0031474304199" calcext:value-type="float">
            <text:p>-65,0031474304199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3.9791843032837" calcext:value-type="float">
            <text:p>-63,9791843032837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187890815735" calcext:value-type="float">
            <text:p>-63,1187890815735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3338993263245" calcext:value-type="float">
            <text:p>-62,3338993263245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165251350403" calcext:value-type="float">
            <text:p>-61,3165251350403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5958847427368" calcext:value-type="float">
            <text:p>-60,5958847427368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0765949821472" calcext:value-type="float">
            <text:p>-60,0765949821472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079161643982" calcext:value-type="float">
            <text:p>-59,5079161643982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8728458595276" calcext:value-type="float">
            <text:p>-58,8728458595276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f0000000000000000</text:p>
          </table:table-cell>
          <table:table-cell office:value-type="float" office:value="-58.2859439468384" calcext:value-type="float">
            <text:p>-58,2859439468384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f0787000000000000</text:p>
          </table:table-cell>
          <table:table-cell office:value-type="float" office:value="-57.9639950370789" calcext:value-type="float">
            <text:p>-57,9639950370789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f07871f8f00000000</text:p>
          </table:table-cell>
          <table:table-cell office:value-type="float" office:value="-57.5776679801941" calcext:value-type="float">
            <text:p>-57,5776679801941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f07871f8f0f0f0000</text:p>
          </table:table-cell>
          <table:table-cell office:value-type="float" office:value="-57.0415056800842" calcext:value-type="float">
            <text:p>-57,0415056800842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f07871f8f0f0f0787</text:p>
          </table:table-cell>
          <table:table-cell office:value-type="float" office:value="-56.5859717178345" calcext:value-type="float">
            <text:p>-56,5859717178345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4:36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7c3c000000000000000000000000000000000000000000000000000000000000</text:p>
          </table:table-cell>
          <table:table-cell office:value-type="float" office:value="-72.6945646286011" calcext:value-type="float">
            <text:p>-72,6945646286011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7c3cbc3c00000000000000000000000000000000000000000000000000000000</text:p>
          </table:table-cell>
          <table:table-cell office:value-type="float" office:value="-77.3639870071411" calcext:value-type="float">
            <text:p>-77,3639870071411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7c3cbc3c7c1c0000000000000000000000000000000000000000000000000000</text:p>
          </table:table-cell>
          <table:table-cell office:value-type="float" office:value="-83.3136168289185" calcext:value-type="float">
            <text:p>-83,3136168289185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7c3cbc3c7c1c1e0e000000000000000000000000000000000000000000000000</text:p>
          </table:table-cell>
          <table:table-cell office:value-type="float" office:value="-102.137817993164" calcext:value-type="float">
            <text:p>-102,137817993164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7c3cbc3c7c1c1e0e000100000000000000000000000000000000000000000000</text:p>
          </table:table-cell>
          <table:table-cell office:value-type="float" office:value="-104.960467529297" calcext:value-type="float">
            <text:p>-104,960467529297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7c3cbc3c7c1c1e0e000100000000000000000000000000000000000000000000</text:p>
          </table:table-cell>
          <table:table-cell office:value-type="float" office:value="-104.960467529297" calcext:value-type="float">
            <text:p>-104,960467529297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7c3cbc3c7c1c1e0e000100000008000000000000000000000000000000000000</text:p>
          </table:table-cell>
          <table:table-cell office:value-type="float" office:value="-107.565839004517" calcext:value-type="float">
            <text:p>-107,565839004517</text:p>
          </table:table-cell>
        </table:table-row>
        <table:table-row table:style-name="ro1">
          <table:table-cell office:value-type="string" calcext:value-type="string">
            <text:p>ELEMENT WISE MASK = 0b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4-08-23 04:37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rsz RISa: 0</text:p>
          </table:table-cell>
          <table:table-cell office:value-type="string" calcext:value-type="string">
            <text:p>c3c7000000000000000000000000000000000000000000000000000000000000</text:p>
          </table:table-cell>
          <table:table-cell office:value-type="float" office:value="-67.9709930038452" calcext:value-type="float">
            <text:p>-67,9709930038452</text:p>
          </table:table-cell>
        </table:table-row>
        <table:table-row table:style-name="ro1">
          <table:table-cell office:value-type="string" calcext:value-type="string">
            <text:p>wiersz RISa: 1</text:p>
          </table:table-cell>
          <table:table-cell office:value-type="string" calcext:value-type="string">
            <text:p>c3c707c700000000000000000000000000000000000000000000000000000000</text:p>
          </table:table-cell>
          <table:table-cell office:value-type="float" office:value="-66.2881744384766" calcext:value-type="float">
            <text:p>-66,2881744384766</text:p>
          </table:table-cell>
        </table:table-row>
        <table:table-row table:style-name="ro1">
          <table:table-cell office:value-type="string" calcext:value-type="string">
            <text:p>wiersz RISa: 2</text:p>
          </table:table-cell>
          <table:table-cell office:value-type="string" calcext:value-type="string">
            <text:p>c3c707c707c70000000000000000000000000000000000000000000000000000</text:p>
          </table:table-cell>
          <table:table-cell office:value-type="float" office:value="-64.9896992492676" calcext:value-type="float">
            <text:p>-64,9896992492676</text:p>
          </table:table-cell>
        </table:table-row>
        <table:table-row table:style-name="ro1">
          <table:table-cell office:value-type="string" calcext:value-type="string">
            <text:p>wiersz RISa: 3</text:p>
          </table:table-cell>
          <table:table-cell office:value-type="string" calcext:value-type="string">
            <text:p>c3c707c707c787c3000000000000000000000000000000000000000000000000</text:p>
          </table:table-cell>
          <table:table-cell office:value-type="float" office:value="-63.9708380508423" calcext:value-type="float">
            <text:p>-63,9708380508423</text:p>
          </table:table-cell>
        </table:table-row>
        <table:table-row table:style-name="ro1">
          <table:table-cell office:value-type="string" calcext:value-type="string">
            <text:p>wiersz RISa: 4</text:p>
          </table:table-cell>
          <table:table-cell office:value-type="string" calcext:value-type="string">
            <text:p>c3c707c707c787c383c700000000000000000000000000000000000000000000</text:p>
          </table:table-cell>
          <table:table-cell office:value-type="float" office:value="-63.1157931137085" calcext:value-type="float">
            <text:p>-63,1157931137085</text:p>
          </table:table-cell>
        </table:table-row>
        <table:table-row table:style-name="ro1">
          <table:table-cell office:value-type="string" calcext:value-type="string">
            <text:p>wiersz RISa: 5</text:p>
          </table:table-cell>
          <table:table-cell office:value-type="string" calcext:value-type="string">
            <text:p>c3c707c707c787c383c707c70000000000000000000000000000000000000000</text:p>
          </table:table-cell>
          <table:table-cell office:value-type="float" office:value="-62.3251237678528" calcext:value-type="float">
            <text:p>-62,3251237678528</text:p>
          </table:table-cell>
        </table:table-row>
        <table:table-row table:style-name="ro1">
          <table:table-cell office:value-type="string" calcext:value-type="string">
            <text:p>wiersz RISa: 6</text:p>
          </table:table-cell>
          <table:table-cell office:value-type="string" calcext:value-type="string">
            <text:p>c3c707c707c787c383c707c707c7000000000000000000000000000000000000</text:p>
          </table:table-cell>
          <table:table-cell office:value-type="float" office:value="-61.3053130531311" calcext:value-type="float">
            <text:p>-61,3053130531311</text:p>
          </table:table-cell>
        </table:table-row>
        <table:table-row table:style-name="ro1">
          <table:table-cell office:value-type="string" calcext:value-type="string">
            <text:p>wiersz RISa: 7</text:p>
          </table:table-cell>
          <table:table-cell office:value-type="string" calcext:value-type="string">
            <text:p>c3c707c707c787c383c707c707c707c700000000000000000000000000000000</text:p>
          </table:table-cell>
          <table:table-cell office:value-type="float" office:value="-60.5889709854126" calcext:value-type="float">
            <text:p>-60,5889709854126</text:p>
          </table:table-cell>
        </table:table-row>
        <table:table-row table:style-name="ro1">
          <table:table-cell office:value-type="string" calcext:value-type="string">
            <text:p>wiersz RISa: 8</text:p>
          </table:table-cell>
          <table:table-cell office:value-type="string" calcext:value-type="string">
            <text:p>c3c707c707c787c383c707c707c707c703c30000000000000000000000000000</text:p>
          </table:table-cell>
          <table:table-cell office:value-type="float" office:value="-60.0742561340332" calcext:value-type="float">
            <text:p>-60,0742561340332</text:p>
          </table:table-cell>
        </table:table-row>
        <table:table-row table:style-name="ro1">
          <table:table-cell office:value-type="string" calcext:value-type="string">
            <text:p>wiersz RISa: 9</text:p>
          </table:table-cell>
          <table:table-cell office:value-type="string" calcext:value-type="string">
            <text:p>c3c707c707c787c383c707c707c707c703c307c7000000000000000000000000</text:p>
          </table:table-cell>
          <table:table-cell office:value-type="float" office:value="-59.5053600692749" calcext:value-type="float">
            <text:p>-59,5053600692749</text:p>
          </table:table-cell>
        </table:table-row>
        <table:table-row table:style-name="ro1">
          <table:table-cell office:value-type="string" calcext:value-type="string">
            <text:p>wiersz RISa: 10</text:p>
          </table:table-cell>
          <table:table-cell office:value-type="string" calcext:value-type="string">
            <text:p>c3c707c707c787c383c707c707c707c703c307c7078f00000000000000000000</text:p>
          </table:table-cell>
          <table:table-cell office:value-type="float" office:value="-58.8685480880737" calcext:value-type="float">
            <text:p>-58,8685480880737</text:p>
          </table:table-cell>
        </table:table-row>
        <table:table-row table:style-name="ro1">
          <table:table-cell office:value-type="string" calcext:value-type="string">
            <text:p>wiersz RISa: 11</text:p>
          </table:table-cell>
          <table:table-cell office:value-type="string" calcext:value-type="string">
            <text:p>c3c707c707c787c383c707c707c707c703c307c7078f0f8f0000000000000000</text:p>
          </table:table-cell>
          <table:table-cell office:value-type="float" office:value="-58.277144317627" calcext:value-type="float">
            <text:p>-58,277144317627</text:p>
          </table:table-cell>
        </table:table-row>
        <table:table-row table:style-name="ro1">
          <table:table-cell office:value-type="string" calcext:value-type="string">
            <text:p>wiersz RISa: 12</text:p>
          </table:table-cell>
          <table:table-cell office:value-type="string" calcext:value-type="string">
            <text:p>c3c707c707c787c383c707c707c707c703c307c7078f0f8f0787000000000000</text:p>
          </table:table-cell>
          <table:table-cell office:value-type="float" office:value="-57.9560439872742" calcext:value-type="float">
            <text:p>-57,9560439872742</text:p>
          </table:table-cell>
        </table:table-row>
        <table:table-row table:style-name="ro1">
          <table:table-cell office:value-type="string" calcext:value-type="string">
            <text:p>wiersz RISa: 13</text:p>
          </table:table-cell>
          <table:table-cell office:value-type="string" calcext:value-type="string">
            <text:p>c3c707c707c787c383c707c707c707c703c307c7078f0f8f07871f8f00000000</text:p>
          </table:table-cell>
          <table:table-cell office:value-type="float" office:value="-57.5739038658142" calcext:value-type="float">
            <text:p>-57,5739038658142</text:p>
          </table:table-cell>
        </table:table-row>
        <table:table-row table:style-name="ro1">
          <table:table-cell office:value-type="string" calcext:value-type="string">
            <text:p>wiersz RISa: 14</text:p>
          </table:table-cell>
          <table:table-cell office:value-type="string" calcext:value-type="string">
            <text:p>c3c707c707c787c383c707c707c707c703c307c7078f0f8f07871f8f1f0f0000</text:p>
          </table:table-cell>
          <table:table-cell office:value-type="float" office:value="-57.060962638855" calcext:value-type="float">
            <text:p>-57,060962638855</text:p>
          </table:table-cell>
        </table:table-row>
        <table:table-row table:style-name="ro1">
          <table:table-cell office:value-type="string" calcext:value-type="string">
            <text:p>wiersz RISa: 15</text:p>
          </table:table-cell>
          <table:table-cell office:value-type="string" calcext:value-type="string">
            <text:p>c3c707c707c787c383c707c707c707c703c307c7078f0f8f07871f8f1f0f0787</text:p>
          </table:table-cell>
          <table:table-cell office:value-type="float" office:value="-56.6057279014587" calcext:value-type="float">
            <text:p>-56,6057279014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.00.0000</text:date>, <text:time style:data-style-name="N2" text:time-value="15:09:46.19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3T14:52:59.484000000</dc:date>
    <meta:editing-duration>PT3M21S</meta:editing-duration>
    <meta:editing-cycles>1</meta:editing-cycles>
    <meta:generator>LibreOffice/24.2.5.2$Windows_X86_64 LibreOffice_project/bffef4ea93e59bebbeaf7f431bb02b1a39ee8a59</meta:generator>
    <meta:document-statistic meta:table-count="1" meta:cell-count="10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-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93cm" svg:y="0.316cm" chart:style-name="ch2">
          <text:p>Algorytm bit po bicie</text:p>
        </chart:title>
        <chart:plot-area chart:style-name="ch3" table:cell-range-address="find_best_pattern_element_wise.C3:find_best_pattern_element_wise.C18 find_best_pattern_element_wise.C21:find_best_pattern_element_wise.C36" svg:x="1.331cm" svg:y="1.275cm" svg:width="14.349cm" svg:height="6.564cm">
          <chart:coordinate-region svg:x="2.27cm" svg:y="1.474cm" svg:width="13.224cm" svg:height="5.718cm"/>
          <chart:axis chart:dimension="x" chart:name="primary-x" chart:style-name="ch4">
            <chart:title svg:x="6.477cm" svg:y="8.019cm" chart:style-name="ch5">
              <text:p>wynik po N-tym wierszu RIS</text:p>
            </chart:title>
          </chart:axis>
          <chart:axis chart:dimension="y" chart:name="primary-y" chart:style-name="ch6">
            <chart:title svg:x="0.451cm" svg:y="4.905cm" chart:style-name="ch7">
              <text:p>moc</text:p>
            </chart:title>
            <chart:grid chart:style-name="ch8" chart:class="major"/>
          </chart:axis>
          <chart:series chart:style-name="ch9" chart:values-cell-range-address="find_best_pattern_element_wise.C3:find_best_pattern_element_wise.C18" chart:class="chart:line">
            <chart:data-point chart:repeated="16"/>
          </chart:series>
          <chart:series chart:style-name="ch10" chart:values-cell-range-address="find_best_pattern_element_wise.C21:find_best_pattern_element_wise.C36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2.8950494384766">
                <text:p>-72.8950494384766</text:p>
                <draw:g>
                  <svg:desc>find_best_pattern_element_wise.C3:find_best_pattern_element_wise.C18</svg:desc>
                </draw:g>
              </table:table-cell>
              <table:table-cell office:value-type="float" office:value="-68.0106788635254">
                <text:p>-68.0106788635254</text:p>
                <draw:g>
                  <svg:desc>find_best_pattern_element_wise.C21:find_best_pattern_element_wise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.5913115310669">
                <text:p>-77.5913115310669</text:p>
              </table:table-cell>
              <table:table-cell office:value-type="float" office:value="-66.1514456558228">
                <text:p>-66.1514456558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3.3518202209473">
                <text:p>-83.3518202209473</text:p>
              </table:table-cell>
              <table:table-cell office:value-type="float" office:value="-64.9872013092041">
                <text:p>-64.9872013092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5.276129798889">
                <text:p>-105.276129798889</text:p>
              </table:table-cell>
              <table:table-cell office:value-type="float" office:value="-63.8980603790283">
                <text:p>-63.8980603790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5.276129798889">
                <text:p>-105.276129798889</text:p>
              </table:table-cell>
              <table:table-cell office:value-type="float" office:value="-63.0775837516785">
                <text:p>-63.0775837516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5.317496910095">
                <text:p>-105.317496910095</text:p>
              </table:table-cell>
              <table:table-cell office:value-type="float" office:value="-62.3236621284485">
                <text:p>-62.3236621284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5.317496910095">
                <text:p>-105.317496910095</text:p>
              </table:table-cell>
              <table:table-cell office:value-type="float" office:value="-61.2671857070923">
                <text:p>-61.2671857070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5.317496910095">
                <text:p>-105.317496910095</text:p>
              </table:table-cell>
              <table:table-cell office:value-type="float" office:value="-60.5969149017334">
                <text:p>-60.5969149017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5.317496910095">
                <text:p>-105.317496910095</text:p>
              </table:table-cell>
              <table:table-cell office:value-type="float" office:value="-60.0995787811279">
                <text:p>-60.0995787811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9.5270970344543">
                <text:p>-59.5270970344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8.8968907546997">
                <text:p>-58.8968907546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8.2964994239807">
                <text:p>-58.2964994239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7.9631936454773">
                <text:p>-57.9631936454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7.5750877189636">
                <text:p>-57.5750877189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7.0345047569275">
                <text:p>-57.034504756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6.051026725769">
                <text:p>-106.051026725769</text:p>
              </table:table-cell>
              <table:table-cell office:value-type="float" office:value="-56.5418048667908">
                <text:p>-56.5418048667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